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555555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color="#555555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alcul ressource</text:p>
          </table:table-cell>
          <table:table-cell table:number-columns-repeated="3"/>
          <table:table-cell table:style-name="ce2" office:value-type="string">
            <text:p>temps construction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850">
            <text:p>850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950">
            <text:p>950</text:p>
          </table:table-cell>
          <table:table-cell table:style-name="ce2" office:value-type="float" office:value="2000">
            <text:p>2000</text:p>
          </table:table-cell>
          <table:table-cell table:number-columns-repeated="2"/>
          <table:table-cell table:style-name="ce3" table:number-columns-repeated="4"/>
          <table:table-cell table:style-name="ce2"/>
        </table:table-row>
        <table:table-row table:style-name="ro1">
          <table:table-cell table:style-name="ce2" table:formula="of:=SUM([.A2]*1.5)" office:value-type="float" office:value="1275">
            <text:p>1275</text:p>
          </table:table-cell>
          <table:table-cell table:style-name="ce2" table:formula="of:=SUM([.B2]*1.5)" office:value-type="float" office:value="1380">
            <text:p>1380</text:p>
          </table:table-cell>
          <table:table-cell table:style-name="ce2" table:formula="of:=SUM([.C2]*1.5)" office:value-type="float" office:value="1305">
            <text:p>1305</text:p>
          </table:table-cell>
          <table:table-cell table:style-name="ce2" table:formula="of:=SUM([.D2]*1.5)" office:value-type="float" office:value="1425">
            <text:p>1425</text:p>
          </table:table-cell>
          <table:table-cell table:style-name="ce2" table:formula="of:=SUM([.E2]*1.28)" office:value-type="float" office:value="2560">
            <text:p>2560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3]*1.5)" office:value-type="float" office:value="1912.5">
            <text:p>1913</text:p>
          </table:table-cell>
          <table:table-cell table:style-name="ce2" table:formula="of:=SUM([.B3]*1.5)" office:value-type="float" office:value="2070">
            <text:p>2070</text:p>
          </table:table-cell>
          <table:table-cell table:style-name="ce2" table:formula="of:=SUM([.C3]*1.5)" office:value-type="float" office:value="1957.5">
            <text:p>1958</text:p>
          </table:table-cell>
          <table:table-cell table:style-name="ce2" table:formula="of:=SUM([.D3]*1.5)" office:value-type="float" office:value="2137.5">
            <text:p>2138</text:p>
          </table:table-cell>
          <table:table-cell table:style-name="ce2" table:formula="of:=SUM([.E3]*1.28)" office:value-type="float" office:value="3276.8">
            <text:p>3277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4]*1.5)" office:value-type="float" office:value="2868.75">
            <text:p>2869</text:p>
          </table:table-cell>
          <table:table-cell table:style-name="ce2" table:formula="of:=SUM([.B4]*1.5)" office:value-type="float" office:value="3105">
            <text:p>3105</text:p>
          </table:table-cell>
          <table:table-cell table:style-name="ce2" table:formula="of:=SUM([.C4]*1.5)" office:value-type="float" office:value="2936.25">
            <text:p>2936</text:p>
          </table:table-cell>
          <table:table-cell table:style-name="ce2" table:formula="of:=SUM([.D4]*1.5)" office:value-type="float" office:value="3206.25">
            <text:p>3206</text:p>
          </table:table-cell>
          <table:table-cell table:style-name="ce2" table:formula="of:=SUM([.E4]*1.28)" office:value-type="float" office:value="4194.304">
            <text:p>4194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5]*1.5)" office:value-type="float" office:value="4303.125">
            <text:p>4303</text:p>
          </table:table-cell>
          <table:table-cell table:style-name="ce2" table:formula="of:=SUM([.B5]*1.5)" office:value-type="float" office:value="4657.5">
            <text:p>4658</text:p>
          </table:table-cell>
          <table:table-cell table:style-name="ce2" table:formula="of:=SUM([.C5]*1.5)" office:value-type="float" office:value="4404.375">
            <text:p>4404</text:p>
          </table:table-cell>
          <table:table-cell table:style-name="ce2" table:formula="of:=SUM([.D5]*1.5)" office:value-type="float" office:value="4809.375">
            <text:p>4809</text:p>
          </table:table-cell>
          <table:table-cell table:style-name="ce2" table:formula="of:=SUM([.E5]*1.28)" office:value-type="float" office:value="5368.70912">
            <text:p>5369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6]*1.5)" office:value-type="float" office:value="6454.6875">
            <text:p>6455</text:p>
          </table:table-cell>
          <table:table-cell table:style-name="ce2" table:formula="of:=SUM([.B6]*1.5)" office:value-type="float" office:value="6986.25">
            <text:p>6986</text:p>
          </table:table-cell>
          <table:table-cell table:style-name="ce2" table:formula="of:=SUM([.C6]*1.5)" office:value-type="float" office:value="6606.5625">
            <text:p>6607</text:p>
          </table:table-cell>
          <table:table-cell table:style-name="ce2" table:formula="of:=SUM([.D6]*1.5)" office:value-type="float" office:value="7214.0625">
            <text:p>7214</text:p>
          </table:table-cell>
          <table:table-cell table:style-name="ce2" table:formula="of:=SUM([.E6]*1.28)" office:value-type="float" office:value="6871.9476736">
            <text:p>6872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7]*1.2)" office:value-type="float" office:value="7745.625">
            <text:p>7746</text:p>
          </table:table-cell>
          <table:table-cell table:style-name="ce2" table:formula="of:=SUM([.B7]*1.2)" office:value-type="float" office:value="8383.5">
            <text:p>8384</text:p>
          </table:table-cell>
          <table:table-cell table:style-name="ce2" table:formula="of:=SUM([.C7]*1.2)" office:value-type="float" office:value="7927.875">
            <text:p>7928</text:p>
          </table:table-cell>
          <table:table-cell table:style-name="ce2" table:formula="of:=SUM([.D7]*1.2)" office:value-type="float" office:value="8656.875">
            <text:p>8657</text:p>
          </table:table-cell>
          <table:table-cell table:style-name="ce2" table:formula="of:=SUM([.E7]*1.28)" office:value-type="float" office:value="8796.093022208">
            <text:p>8796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8]*1.2)" office:value-type="float" office:value="9294.75">
            <text:p>9295</text:p>
          </table:table-cell>
          <table:table-cell table:style-name="ce2" table:formula="of:=SUM([.B8]*1.2)" office:value-type="float" office:value="10060.2">
            <text:p>10060</text:p>
          </table:table-cell>
          <table:table-cell table:style-name="ce2" table:formula="of:=SUM([.C8]*1.2)" office:value-type="float" office:value="9513.45">
            <text:p>9513</text:p>
          </table:table-cell>
          <table:table-cell table:style-name="ce2" table:formula="of:=SUM([.D8]*1.2)" office:value-type="float" office:value="10388.25">
            <text:p>10388</text:p>
          </table:table-cell>
          <table:table-cell table:style-name="ce2" table:formula="of:=SUM([.E8]*1.28)" office:value-type="float" office:value="11258.9990684262">
            <text:p>11259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9]*1.2)" office:value-type="float" office:value="11153.7">
            <text:p>11154</text:p>
          </table:table-cell>
          <table:table-cell table:style-name="ce2" table:formula="of:=SUM([.B9]*1.2)" office:value-type="float" office:value="12072.24">
            <text:p>12072</text:p>
          </table:table-cell>
          <table:table-cell table:style-name="ce2" table:formula="of:=SUM([.C9]*1.2)" office:value-type="float" office:value="11416.14">
            <text:p>11416</text:p>
          </table:table-cell>
          <table:table-cell table:style-name="ce2" table:formula="of:=SUM([.D9]*1.2)" office:value-type="float" office:value="12465.9">
            <text:p>12466</text:p>
          </table:table-cell>
          <table:table-cell table:style-name="ce2" table:formula="of:=SUM([.E9]*1.28)" office:value-type="float" office:value="14411.5188075856">
            <text:p>14412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0]*1.2)" office:value-type="float" office:value="13384.44">
            <text:p>13384</text:p>
          </table:table-cell>
          <table:table-cell table:style-name="ce2" table:formula="of:=SUM([.B10]*1.2)" office:value-type="float" office:value="14486.688">
            <text:p>14487</text:p>
          </table:table-cell>
          <table:table-cell table:style-name="ce2" table:formula="of:=SUM([.C10]*1.2)" office:value-type="float" office:value="13699.368">
            <text:p>13699</text:p>
          </table:table-cell>
          <table:table-cell table:style-name="ce2" table:formula="of:=SUM([.D10]*1.2)" office:value-type="float" office:value="14959.08">
            <text:p>14959</text:p>
          </table:table-cell>
          <table:table-cell table:style-name="ce2" table:formula="of:=SUM([.E10]*1.28)" office:value-type="float" office:value="18446.7440737096">
            <text:p>18447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1]*1.2)" office:value-type="float" office:value="16061.328">
            <text:p>16061</text:p>
          </table:table-cell>
          <table:table-cell table:style-name="ce2" table:formula="of:=SUM([.B11]*1.2)" office:value-type="float" office:value="17384.0256">
            <text:p>17384</text:p>
          </table:table-cell>
          <table:table-cell table:style-name="ce2" table:formula="of:=SUM([.C11]*1.2)" office:value-type="float" office:value="16439.2416">
            <text:p>16439</text:p>
          </table:table-cell>
          <table:table-cell table:style-name="ce2" table:formula="of:=SUM([.D11]*1.2)" office:value-type="float" office:value="17950.896">
            <text:p>17951</text:p>
          </table:table-cell>
          <table:table-cell table:style-name="ce2" table:formula="of:=SUM([.E11]*1.28)" office:value-type="float" office:value="23611.8324143482">
            <text:p>23612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2]*1.2)" office:value-type="float" office:value="19273.5936">
            <text:p>19274</text:p>
          </table:table-cell>
          <table:table-cell table:style-name="ce2" table:formula="of:=SUM([.B12]*1.2)" office:value-type="float" office:value="20860.83072">
            <text:p>20861</text:p>
          </table:table-cell>
          <table:table-cell table:style-name="ce2" table:formula="of:=SUM([.C12]*1.2)" office:value-type="float" office:value="19727.08992">
            <text:p>19727</text:p>
          </table:table-cell>
          <table:table-cell table:style-name="ce2" table:formula="of:=SUM([.D12]*1.2)" office:value-type="float" office:value="21541.0752">
            <text:p>21541</text:p>
          </table:table-cell>
          <table:table-cell table:style-name="ce2" table:formula="of:=SUM([.E12]*1.28)" office:value-type="float" office:value="30223.1454903657">
            <text:p>3022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3]*1.2)" office:value-type="float" office:value="23128.31232">
            <text:p>23128</text:p>
          </table:table-cell>
          <table:table-cell table:style-name="ce2" table:formula="of:=SUM([.B13]*1.2)" office:value-type="float" office:value="25032.996864">
            <text:p>25033</text:p>
          </table:table-cell>
          <table:table-cell table:style-name="ce2" table:formula="of:=SUM([.C13]*1.2)" office:value-type="float" office:value="23672.507904">
            <text:p>23673</text:p>
          </table:table-cell>
          <table:table-cell table:style-name="ce2" table:formula="of:=SUM([.D13]*1.2)" office:value-type="float" office:value="25849.29024">
            <text:p>25849</text:p>
          </table:table-cell>
          <table:table-cell table:style-name="ce2" table:formula="of:=SUM([.E13]*1.28)" office:value-type="float" office:value="38685.6262276681">
            <text:p>38686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4]*1.2)" office:value-type="float" office:value="27753.974784">
            <text:p>27754</text:p>
          </table:table-cell>
          <table:table-cell table:style-name="ce2" table:formula="of:=SUM([.B14]*1.2)" office:value-type="float" office:value="30039.5962368">
            <text:p>30040</text:p>
          </table:table-cell>
          <table:table-cell table:style-name="ce2" table:formula="of:=SUM([.C14]*1.2)" office:value-type="float" office:value="28407.0094848">
            <text:p>28407</text:p>
          </table:table-cell>
          <table:table-cell table:style-name="ce2" table:formula="of:=SUM([.D14]*1.2)" office:value-type="float" office:value="31019.148288">
            <text:p>31019</text:p>
          </table:table-cell>
          <table:table-cell table:style-name="ce2" table:formula="of:=SUM([.E14]*1.28)" office:value-type="float" office:value="49517.6015714152">
            <text:p>49518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5]*1.2)" office:value-type="float" office:value="33304.7697408">
            <text:p>33305</text:p>
          </table:table-cell>
          <table:table-cell table:style-name="ce2" table:formula="of:=SUM([.B15]*1.2)" office:value-type="float" office:value="36047.51548416">
            <text:p>36048</text:p>
          </table:table-cell>
          <table:table-cell table:style-name="ce2" table:formula="of:=SUM([.C15]*1.2)" office:value-type="float" office:value="34088.41138176">
            <text:p>34088</text:p>
          </table:table-cell>
          <table:table-cell table:style-name="ce2" table:formula="of:=SUM([.D15]*1.2)" office:value-type="float" office:value="37222.9779456">
            <text:p>37223</text:p>
          </table:table-cell>
          <table:table-cell table:style-name="ce2" table:formula="of:=SUM([.E15]*1.28)" office:value-type="float" office:value="63382.5300114115">
            <text:p>633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6]*1.2)" office:value-type="float" office:value="39965.72368896">
            <text:p>39966</text:p>
          </table:table-cell>
          <table:table-cell table:style-name="ce2" table:formula="of:=SUM([.B16]*1.2)" office:value-type="float" office:value="43257.018580992">
            <text:p>43257</text:p>
          </table:table-cell>
          <table:table-cell table:style-name="ce2" table:formula="of:=SUM([.C16]*1.2)" office:value-type="float" office:value="40906.093658112">
            <text:p>40906</text:p>
          </table:table-cell>
          <table:table-cell table:style-name="ce2" table:formula="of:=SUM([.D16]*1.2)" office:value-type="float" office:value="44667.57353472">
            <text:p>44668</text:p>
          </table:table-cell>
          <table:table-cell table:style-name="ce2" table:formula="of:=SUM([.E16]+3400)" office:value-type="float" office:value="66782.5300114115">
            <text:p>667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7]*1.2)" office:value-type="float" office:value="47958.868426752">
            <text:p>47959</text:p>
          </table:table-cell>
          <table:table-cell table:style-name="ce2" table:formula="of:=SUM([.B17]*1.2)" office:value-type="float" office:value="51908.4222971904">
            <text:p>51908</text:p>
          </table:table-cell>
          <table:table-cell table:style-name="ce2" table:formula="of:=SUM([.C17]*1.2)" office:value-type="float" office:value="49087.3123897344">
            <text:p>49087</text:p>
          </table:table-cell>
          <table:table-cell table:style-name="ce2" table:formula="of:=SUM([.D17]*1.2)" office:value-type="float" office:value="53601.088241664">
            <text:p>53601</text:p>
          </table:table-cell>
          <table:table-cell table:style-name="ce2" table:formula="of:=SUM([.E17]+3400)" office:value-type="float" office:value="70182.5300114115">
            <text:p>701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8]*1.2)" office:value-type="float" office:value="57550.6421121024">
            <text:p>57551</text:p>
          </table:table-cell>
          <table:table-cell table:style-name="ce2" table:formula="of:=SUM([.B18]*1.2)" office:value-type="float" office:value="62290.1067566284">
            <text:p>62290</text:p>
          </table:table-cell>
          <table:table-cell table:style-name="ce2" table:formula="of:=SUM([.C18]*1.2)" office:value-type="float" office:value="58904.7748676812">
            <text:p>58905</text:p>
          </table:table-cell>
          <table:table-cell table:style-name="ce2" table:formula="of:=SUM([.D18]*1.2)" office:value-type="float" office:value="64321.3058899968">
            <text:p>64321</text:p>
          </table:table-cell>
          <table:table-cell table:style-name="ce2" table:formula="of:=SUM([.E18]+3400)" office:value-type="float" office:value="73582.5300114115">
            <text:p>735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19]*1.2)" office:value-type="float" office:value="69060.7705345228">
            <text:p>69061</text:p>
          </table:table-cell>
          <table:table-cell table:style-name="ce2" table:formula="of:=SUM([.B19]*1.2)" office:value-type="float" office:value="74748.1281079541">
            <text:p>74748</text:p>
          </table:table-cell>
          <table:table-cell table:style-name="ce2" table:formula="of:=SUM([.C19]*1.2)" office:value-type="float" office:value="70685.7298412175">
            <text:p>70686</text:p>
          </table:table-cell>
          <table:table-cell table:style-name="ce2" table:formula="of:=SUM([.D19]*1.2)" office:value-type="float" office:value="77185.5670679961">
            <text:p>77186</text:p>
          </table:table-cell>
          <table:table-cell table:style-name="ce2" table:formula="of:=SUM([.E19]+3400)" office:value-type="float" office:value="76982.5300114115">
            <text:p>769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0]*1.2)" office:value-type="float" office:value="82872.9246414274">
            <text:p>82873</text:p>
          </table:table-cell>
          <table:table-cell table:style-name="ce2" table:formula="of:=SUM([.B20]*1.2)" office:value-type="float" office:value="89697.7537295449">
            <text:p>89698</text:p>
          </table:table-cell>
          <table:table-cell table:style-name="ce2" table:formula="of:=SUM([.C20]*1.2)" office:value-type="float" office:value="84822.875809461">
            <text:p>84823</text:p>
          </table:table-cell>
          <table:table-cell table:style-name="ce2" table:formula="of:=SUM([.D20]*1.2)" office:value-type="float" office:value="92622.6804815954">
            <text:p>92623</text:p>
          </table:table-cell>
          <table:table-cell table:style-name="ce2" table:formula="of:=SUM([.E20]+3400)" office:value-type="float" office:value="80382.5300114115">
            <text:p>803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1]*1.2)" office:value-type="float" office:value="99447.5095697129">
            <text:p>99448</text:p>
          </table:table-cell>
          <table:table-cell table:style-name="ce2" table:formula="of:=SUM([.B21]*1.2)" office:value-type="float" office:value="107637.304475454">
            <text:p>107637</text:p>
          </table:table-cell>
          <table:table-cell table:style-name="ce2" table:formula="of:=SUM([.C21]*1.2)" office:value-type="float" office:value="101787.450971353">
            <text:p>101787</text:p>
          </table:table-cell>
          <table:table-cell table:style-name="ce2" table:formula="of:=SUM([.D21]*1.2)" office:value-type="float" office:value="111147.216577914">
            <text:p>111147</text:p>
          </table:table-cell>
          <table:table-cell table:style-name="ce2" table:formula="of:=SUM([.E21]+3400)" office:value-type="float" office:value="83782.5300114115">
            <text:p>837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2]*1.2)" office:value-type="float" office:value="119337.011483655">
            <text:p>119337</text:p>
          </table:table-cell>
          <table:table-cell table:style-name="ce2" table:formula="of:=SUM([.B22]*1.2)" office:value-type="float" office:value="129164.765370545">
            <text:p>129165</text:p>
          </table:table-cell>
          <table:table-cell table:style-name="ce2" table:formula="of:=SUM([.C22]*1.2)" office:value-type="float" office:value="122144.941165624">
            <text:p>122145</text:p>
          </table:table-cell>
          <table:table-cell table:style-name="ce2" table:formula="of:=SUM([.D22]*1.2)" office:value-type="float" office:value="133376.659893497">
            <text:p>133377</text:p>
          </table:table-cell>
          <table:table-cell table:style-name="ce2" table:formula="of:=SUM([.E22]+3400)" office:value-type="float" office:value="87182.5300114115">
            <text:p>871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3]*1.2)" office:value-type="float" office:value="143204.413780387">
            <text:p>143204</text:p>
          </table:table-cell>
          <table:table-cell table:style-name="ce2" table:formula="of:=SUM([.B23]*1.2)" office:value-type="float" office:value="154997.718444654">
            <text:p>154998</text:p>
          </table:table-cell>
          <table:table-cell table:style-name="ce2" table:formula="of:=SUM([.C23]*1.2)" office:value-type="float" office:value="146573.929398749">
            <text:p>146574</text:p>
          </table:table-cell>
          <table:table-cell table:style-name="ce2" table:formula="of:=SUM([.D23]*1.2)" office:value-type="float" office:value="160051.991872197">
            <text:p>160052</text:p>
          </table:table-cell>
          <table:table-cell table:style-name="ce2" table:formula="of:=SUM([.E23]+3400)" office:value-type="float" office:value="90582.5300114115">
            <text:p>905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4]*1.2)" office:value-type="float" office:value="171845.296536464">
            <text:p>171845</text:p>
          </table:table-cell>
          <table:table-cell table:style-name="ce2" table:formula="of:=SUM([.B24]*1.2)" office:value-type="float" office:value="185997.262133584">
            <text:p>185997</text:p>
          </table:table-cell>
          <table:table-cell table:style-name="ce2" table:formula="of:=SUM([.C24]*1.2)" office:value-type="float" office:value="175888.715278498">
            <text:p>175889</text:p>
          </table:table-cell>
          <table:table-cell table:style-name="ce2" table:formula="of:=SUM([.D24]*1.2)" office:value-type="float" office:value="192062.390246636">
            <text:p>192062</text:p>
          </table:table-cell>
          <table:table-cell table:style-name="ce2" table:formula="of:=SUM([.E24]+3400)" office:value-type="float" office:value="93982.5300114115">
            <text:p>939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5]*1.2)" office:value-type="float" office:value="206214.355843757">
            <text:p>206214</text:p>
          </table:table-cell>
          <table:table-cell table:style-name="ce2" table:formula="of:=SUM([.B25]*1.2)" office:value-type="float" office:value="223196.714560301">
            <text:p>223197</text:p>
          </table:table-cell>
          <table:table-cell table:style-name="ce2" table:formula="of:=SUM([.C25]*1.2)" office:value-type="float" office:value="211066.458334198">
            <text:p>211066</text:p>
          </table:table-cell>
          <table:table-cell table:style-name="ce2" table:formula="of:=SUM([.D25]*1.2)" office:value-type="float" office:value="230474.868295963">
            <text:p>230475</text:p>
          </table:table-cell>
          <table:table-cell table:style-name="ce2" table:formula="of:=SUM([.E25]+3400)" office:value-type="float" office:value="97382.5300114115">
            <text:p>973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6]*1.1)" office:value-type="float" office:value="226835.791428132">
            <text:p>226836</text:p>
          </table:table-cell>
          <table:table-cell table:style-name="ce2" table:formula="of:=SUM([.B26]*1.1)" office:value-type="float" office:value="245516.386016331">
            <text:p>245516</text:p>
          </table:table-cell>
          <table:table-cell table:style-name="ce2" table:formula="of:=SUM([.C26]*1.1)" office:value-type="float" office:value="232173.104167618">
            <text:p>232173</text:p>
          </table:table-cell>
          <table:table-cell table:style-name="ce2" table:formula="of:=SUM([.D26]*1.1)" office:value-type="float" office:value="253522.35512556">
            <text:p>253522</text:p>
          </table:table-cell>
          <table:table-cell table:style-name="ce2" table:formula="of:=SUM([.E26]+3400)" office:value-type="float" office:value="100782.530011411">
            <text:p>1007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7]*1.1)" office:value-type="float" office:value="249519.370570946">
            <text:p>249519</text:p>
          </table:table-cell>
          <table:table-cell table:style-name="ce2" table:formula="of:=SUM([.B27]*1.1)" office:value-type="float" office:value="270068.024617965">
            <text:p>270068</text:p>
          </table:table-cell>
          <table:table-cell table:style-name="ce2" table:formula="of:=SUM([.C27]*1.1)" office:value-type="float" office:value="255390.41458438">
            <text:p>255390</text:p>
          </table:table-cell>
          <table:table-cell table:style-name="ce2" table:formula="of:=SUM([.D27]*1.1)" office:value-type="float" office:value="278874.590638116">
            <text:p>278875</text:p>
          </table:table-cell>
          <table:table-cell table:style-name="ce2" table:formula="of:=SUM([.E27]+3400)" office:value-type="float" office:value="104182.530011412">
            <text:p>1041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8]*1.1)" office:value-type="float" office:value="274471.30762804">
            <text:p>274471</text:p>
          </table:table-cell>
          <table:table-cell table:style-name="ce2" table:formula="of:=SUM([.B28]*1.1)" office:value-type="float" office:value="297074.827079761">
            <text:p>297075</text:p>
          </table:table-cell>
          <table:table-cell table:style-name="ce2" table:formula="of:=SUM([.C28]*1.1)" office:value-type="float" office:value="280929.456042817">
            <text:p>280929</text:p>
          </table:table-cell>
          <table:table-cell table:style-name="ce2" table:formula="of:=SUM([.D28]*1.1)" office:value-type="float" office:value="306762.049701927">
            <text:p>306762</text:p>
          </table:table-cell>
          <table:table-cell table:style-name="ce2" table:formula="of:=SUM([.E28]+3400)" office:value-type="float" office:value="107582.530011412">
            <text:p>1075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29]*1.1)" office:value-type="float" office:value="301918.438390844">
            <text:p>301918</text:p>
          </table:table-cell>
          <table:table-cell table:style-name="ce2" table:formula="of:=SUM([.B29]*1.1)" office:value-type="float" office:value="326782.309787737">
            <text:p>326782</text:p>
          </table:table-cell>
          <table:table-cell table:style-name="ce2" table:formula="of:=SUM([.C29]*1.1)" office:value-type="float" office:value="309022.401647099">
            <text:p>309022</text:p>
          </table:table-cell>
          <table:table-cell table:style-name="ce2" table:formula="of:=SUM([.D29]*1.1)" office:value-type="float" office:value="337438.25467212">
            <text:p>337438</text:p>
          </table:table-cell>
          <table:table-cell table:style-name="ce2" table:formula="of:=SUM([.E29]+3400)" office:value-type="float" office:value="110982.530011412">
            <text:p>1109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 table:style-name="ce2" table:formula="of:=SUM([.A30]*1.1)" office:value-type="float" office:value="332110.282229929">
            <text:p>332110</text:p>
          </table:table-cell>
          <table:table-cell table:style-name="ce2" table:formula="of:=SUM([.B30]*1.1)" office:value-type="float" office:value="359460.540766511">
            <text:p>359461</text:p>
          </table:table-cell>
          <table:table-cell table:style-name="ce2" table:formula="of:=SUM([.C30]*1.1)" office:value-type="float" office:value="339924.641811809">
            <text:p>339925</text:p>
          </table:table-cell>
          <table:table-cell table:style-name="ce2" table:formula="of:=SUM([.D30]*1.1)" office:value-type="float" office:value="371182.080139332">
            <text:p>371182</text:p>
          </table:table-cell>
          <table:table-cell table:style-name="ce2" table:formula="of:=SUM([.E30]+3400)" office:value-type="float" office:value="114382.530011412">
            <text:p>114383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1/12/2016</text:date>, <text:time>21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1-15T15:42:04.97</meta:creation-date>
    <dc:date>2016-12-01T21:39:55.48</dc:date>
    <meta:editing-duration>PT3H19M43S</meta:editing-duration>
    <meta:editing-cycles>7</meta:editing-cycles>
    <meta:generator>OpenOffice.org/3.3$Win32 OpenOffice.org_project/330m20$Build-9567</meta:generator>
    <meta:document-statistic meta:table-count="3" meta:cell-count="152" meta:object-count="0"/>
  </office:meta>
</office:document-meta>
</file>